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000000080F2029B8AD9553498.png" manifest:media-type="image/png"/>
  <manifest:file-entry manifest:full-path="Pictures/100000000000000800000008CE7A1D3C1327BABD.png" manifest:media-type="image/png"/>
  <manifest:file-entry manifest:full-path="Pictures/100000000000008000000080124A8C2B62A77519.png" manifest:media-type="image/png"/>
  <manifest:file-entry manifest:full-path="Pictures/10000000000000800000008067B6B30BF913CF47.png" manifest:media-type="image/png"/>
  <manifest:file-entry manifest:full-path="Pictures/10000000000000800000008075DF2593AF519CBC.png" manifest:media-type="image/png"/>
  <manifest:file-entry manifest:full-path="Pictures/10000000000000080000000838BBC215E675B78E.png" manifest:media-type="image/png"/>
  <manifest:file-entry manifest:full-path="Pictures/10000000000000800000008069C5ABDE7F6CC251.png" manifest:media-type="image/png"/>
  <manifest:file-entry manifest:full-path="Pictures/100000000000008000000080E784916F823F67D3.png" manifest:media-type="image/png"/>
  <manifest:file-entry manifest:full-path="Pictures/10000000000000800000008072BEF277595CEC84.png" manifest:media-type="image/png"/>
  <manifest:file-entry manifest:full-path="Pictures/100000000000040000000155A0A5274A5220F8DB.png" manifest:media-type="image/png"/>
  <manifest:file-entry manifest:full-path="Pictures/10000000000001E000000140283C242B02591A89.png" manifest:media-type="image/png"/>
  <manifest:file-entry manifest:full-path="Pictures/10000000000001E0000001404264F4781057CE5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family-generic="modern" style:font-pitch="variable"/>
    <style:font-face style:name="Meiryo UI1" svg:font-family="'Meiryo UI'" style:font-adornments="標準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メイリオ" svg:font-family="メイリオ" style:font-family-generic="modern" style:font-pitch="variable"/>
    <style:font-face style:name="メイリオ1" svg:font-family="メイリオ" style:font-adornments="標準" style:font-family-generic="modern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09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9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79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93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6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80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471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95cm" fo:min-width="4.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27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3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026cm"/>
      <style:paragraph-properties style:writing-mode="lr-tb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withoutfill">
      <style:graphic-properties draw:marker-end="線の終点_20_4" draw:marker-end-width="0.3cm" draw:fill="none" draw:textarea-vertical-align="middle"/>
    </style:style>
    <style:style style:name="gr19" style:family="graphic" style:parent-style-name="objectwithoutfill">
      <style:graphic-properties draw:marker-end="線の終点_20_6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49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9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025cm"/>
      <style:paragraph-properties style:writing-mode="lr-tb"/>
    </style:style>
    <style:style style:name="gr26" style:family="graphic" style:parent-style-name="objectwithoutfill">
      <style:graphic-properties svg:stroke-width="0cm" draw:marker-end="線の終点_20_7" draw:fill="none" draw:textarea-vertical-align="middle"/>
    </style:style>
    <style:style style:name="gr27" style:family="graphic" style:parent-style-name="objectwithoutfill">
      <style:graphic-properties draw:stroke="dash" draw:stroke-dash="Double_20_Dash" svg:stroke-width="0cm" svg:stroke-color="#ff0000" draw:marker-end="線の終点_20_7" svg:stroke-linecap="butt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1.37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4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  <style:paragraph-properties style:writing-mode="lr-tb"/>
    </style:style>
    <style:style style:name="gr31" style:family="graphic" style:parent-style-name="objectwithoutfill">
      <style:graphic-properties draw:stroke="dash" draw:stroke-dash="Double_20_Dash" svg:stroke-width="0cm" svg:stroke-color="#c9211e" draw:marker-end="線の終点_20_7" svg:stroke-linecap="butt" draw:fill="none" draw:textarea-vertical-align="middle"/>
    </style:style>
    <style:style style:name="gr32" style:family="graphic" style:parent-style-name="objectwithoutfill">
      <style:graphic-properties svg:stroke-width="0.159cm" svg:stroke-color="#666666" draw:marker-start-width="0.438cm" draw:marker-end="線の終点_20_7" draw:marker-end-width="0.438cm" draw:fill="none" draw:textarea-vertical-align="middle" fo:padding-top="0.204cm" fo:padding-bottom="0.204cm" fo:padding-left="0.329cm" fo:padding-right="0.329cm"/>
    </style:style>
    <style:style style:name="gr33" style:family="graphic" style:parent-style-name="objectwithoutfill">
      <style:graphic-properties svg:stroke-width="0.159cm" svg:stroke-color="#666666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34" style:family="graphic" style:parent-style-name="objectwithoutfill">
      <style:graphic-properties svg:stroke-width="0.159cm" svg:stroke-color="#666666" draw:marker-start="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35" style:family="graphic" style:parent-style-name="objectwithoutfill">
      <style:graphic-properties svg:stroke-width="0.159cm" svg:stroke-color="#666666" draw:marker-start="線の終点_20_7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1.31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4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9" style:family="graphic" style:parent-style-name="standard">
      <style:graphic-properties svg:stroke-color="#808080" draw:fill-color="#00a933" draw:opacity="100%" draw:textarea-horizontal-align="justify" draw:textarea-vertical-align="middle" draw:auto-grow-height="false" fo:min-height="0.75cm" fo:min-width="0.5cm"/>
    </style:style>
    <style:style style:name="gr40" style:family="graphic" style:parent-style-name="standard">
      <style:graphic-properties svg:stroke-color="#808080" draw:fill="bitmap" draw:fill-color="#00a933" draw:fill-image-name="Zig_20_Zag" draw:opacity="100%" draw:textarea-horizontal-align="justify" draw:textarea-vertical-align="middle" draw:auto-grow-height="false" fo:min-height="0.75cm" fo:min-width="0.5cm"/>
    </style:style>
    <style:style style:name="gr41" style:family="graphic" style:parent-style-name="standard">
      <style:graphic-properties svg:stroke-color="#808080" draw:fill-color="#2a6099" draw:opacity="100%" draw:textarea-horizontal-align="justify" draw:textarea-vertical-align="middle" draw:auto-grow-height="false" fo:min-height="0.75cm" fo:min-width="0.5cm"/>
    </style:style>
    <style:style style:name="gr42" style:family="graphic" style:parent-style-name="standard">
      <style:graphic-properties svg:stroke-color="#808080" draw:fill="bitmap" draw:fill-color="#2a6099" draw:fill-image-name="Zig_20_Zag" draw:opacity="100%" draw:textarea-horizontal-align="justify" draw:textarea-vertical-align="middle" draw:auto-grow-height="false" fo:min-height="0.75cm" fo:min-width="0.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39cm" fo:min-width="0cm"/>
      <style:paragraph-properties style:writing-mode="lr-tb"/>
    </style:style>
    <style:style style:name="gr44" style:family="graphic" style:parent-style-name="standard">
      <style:graphic-properties svg:stroke-color="#808080" draw:fill-color="#ff0000" draw:opacity="100%" draw:textarea-horizontal-align="justify" draw:textarea-vertical-align="middle" draw:auto-grow-height="false" fo:min-height="0.75cm" fo:min-width="0.5cm"/>
    </style:style>
    <style:style style:name="gr45" style:family="graphic" style:parent-style-name="standard">
      <style:graphic-properties svg:stroke-color="#808080" draw:fill="bitmap" draw:fill-color="#ff0000" draw:fill-image-name="Zig_20_Zag" draw:opacity="100%" draw:textarea-horizontal-align="justify" draw:textarea-vertical-align="middle" draw:auto-grow-height="false" fo:min-height="0.75cm" fo:min-width="0.5cm"/>
    </style:style>
    <style:style style:name="gr46" style:family="graphic" style:parent-style-name="objectwithoutfill">
      <style:graphic-properties svg:stroke-width="0.106cm" svg:stroke-color="#666666" draw:marker-start-width="0.359cm" draw:marker-end="線の終点_20_8" draw:marker-end-width="0.359cm" draw:fill="none" draw:textarea-vertical-align="middle" fo:padding-top="0.178cm" fo:padding-bottom="0.178cm" fo:padding-left="0.303cm" fo:padding-right="0.303cm"/>
    </style:style>
    <style:style style:name="gr47" style:family="graphic" style:parent-style-name="standard">
      <style:graphic-properties svg:stroke-color="#808080" draw:fill="bitmap" draw:fill-color="#00a933" draw:fill-image-name="Dashed_20_Horizontal" draw:opacity="100%" draw:textarea-horizontal-align="justify" draw:textarea-vertical-align="middle" draw:auto-grow-height="false" fo:min-height="0.75cm" fo:min-width="0.5cm"/>
    </style:style>
    <style:style style:name="gr48" style:family="graphic" style:parent-style-name="standard">
      <style:graphic-properties svg:stroke-color="#808080" draw:fill="bitmap" draw:fill-color="#2a6099" draw:fill-image-name="Dashed_20_Horizontal" draw:opacity="100%" draw:textarea-horizontal-align="justify" draw:textarea-vertical-align="middle" draw:auto-grow-height="false" fo:min-height="0.75cm" fo:min-width="0.5cm"/>
    </style:style>
    <style:style style:name="gr49" style:family="graphic" style:parent-style-name="standard">
      <style:graphic-properties svg:stroke-color="#808080" draw:fill="bitmap" draw:fill-color="#ff0000" draw:fill-image-name="Dashed_20_Horizontal" draw:opacity="100%" draw:textarea-horizontal-align="justify" draw:textarea-vertical-align="middle" draw:auto-grow-height="false" fo:min-height="0.75cm" fo:min-width="0.5cm"/>
    </style:style>
    <style:style style:name="gr50" style:family="graphic" style:parent-style-name="objectwithoutfill">
      <style:graphic-properties svg:stroke-width="0.106cm" svg:stroke-color="#666666" draw:marker-start-width="0.359cm" draw:marker-end="線の終点_20_9" draw:marker-end-width="0.459cm" draw:fill="none" draw:textarea-vertical-align="middle" fo:padding-top="0.178cm" fo:padding-bottom="0.178cm" fo:padding-left="0.303cm" fo:padding-right="0.30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8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2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color="#383d3c" loext:opacity="100%" style:font-name="Meiryo UI1" fo:font-size="14pt" style:font-name-asian="メイリオ1" style:font-size-asian="14pt"/>
    </style:style>
    <style:style style:name="P3" style:family="paragraph">
      <style:paragraph-properties fo:text-align="center"/>
      <style:text-properties fo:color="#383d3c" loext:opacity="100%" style:font-name="Meiryo UI1" fo:font-size="14pt" style:font-name-asian="メイリオ1" style:font-size-asian="14pt"/>
    </style:style>
    <style:style style:name="P4" style:family="paragraph">
      <loext:graphic-properties draw:fill="none" draw:fill-color="#ffffff"/>
      <style:paragraph-properties style:writing-mode="lr-tb"/>
      <style:text-properties fo:color="#383d3c" loext:opacity="100%" style:font-name="Meiryo UI1" fo:font-size="14pt" style:font-name-asian="メイリオ1" style:font-size-asian="14pt"/>
    </style:style>
    <style:style style:name="P5" style:family="paragraph">
      <style:paragraph-properties fo:text-align="center" style:writing-mode="lr-tb"/>
      <style:text-properties fo:color="#383d3c" loext:opacity="100%" style:font-name="Meiryo UI1" fo:font-size="14pt" style:font-name-asian="メイリオ1" style:font-size-asian="14pt"/>
    </style:style>
    <style:style style:name="P6" style:family="paragraph">
      <loext:graphic-properties draw:fill="none"/>
      <style:paragraph-properties fo:text-align="center"/>
      <style:text-properties fo:color="#383d3c" loext:opacity="100%" style:font-name="Meiryo UI1" fo:font-size="14pt" style:font-name-asian="メイリオ1" style:font-size-asian="14pt"/>
    </style:style>
    <style:style style:name="P7" style:family="paragraph">
      <loext:graphic-properties draw:fill="none" draw:fill-color="#ffffff"/>
      <style:paragraph-properties style:writing-mode="lr-tb"/>
      <style:text-properties style:font-name="メイリオ"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style:font-name="メイリオ" fo:font-size="14pt" style:font-name-asian="メイリオ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style:font-name="Meiryo UI1" fo:font-size="14pt" style:font-name-asian="メイリオ1" style:font-size-asian="14pt"/>
    </style:style>
    <style:style style:name="P10" style:family="paragraph">
      <loext:graphic-properties draw:fill="none"/>
      <style:paragraph-properties fo:text-align="center"/>
      <style:text-properties style:font-name="Meiryo UI1" fo:font-size="14pt" style:font-name-asian="メイリオ1" style:font-size-asian="14pt"/>
    </style:style>
    <style:style style:name="P11" style:family="paragraph">
      <style:text-properties fo:color="#cccccc" loext:opacity="100%" style:font-name="Meiryo UI1" fo:font-size="96pt" style:font-name-asian="メイリオ1" style:font-size-asian="14pt"/>
    </style:style>
    <style:style style:name="P12" style:family="paragraph">
      <loext:graphic-properties draw:fill="none" draw:fill-color="#ffffff"/>
      <style:text-properties fo:color="#cccccc" loext:opacity="100%" style:font-name="Meiryo UI1" fo:font-size="96pt" style:font-name-asian="メイリオ1" style:font-size-asian="14pt"/>
    </style:style>
    <style:style style:name="P13" style:family="paragraph">
      <loext:graphic-properties draw:fill-color="#00a933" draw:opacity="100%"/>
      <style:paragraph-properties fo:text-align="center"/>
      <style:text-properties style:font-name="Meiryo UI1" fo:font-size="14pt" style:font-name-asian="メイリオ1" style:font-size-asian="14pt"/>
    </style:style>
    <style:style style:name="P14" style:family="paragraph">
      <loext:graphic-properties draw:fill="bitmap" draw:fill-color="#00a933" draw:fill-image-name="Zig_20_Zag" draw:opacity="100%"/>
      <style:paragraph-properties fo:text-align="center"/>
      <style:text-properties style:font-name="Meiryo UI1" fo:font-size="14pt" style:font-name-asian="メイリオ1" style:font-size-asian="14pt"/>
    </style:style>
    <style:style style:name="P15" style:family="paragraph">
      <loext:graphic-properties draw:fill-color="#2a6099" draw:opacity="100%"/>
      <style:paragraph-properties fo:text-align="center"/>
      <style:text-properties style:font-name="Meiryo UI1" fo:font-size="14pt" style:font-name-asian="メイリオ1" style:font-size-asian="14pt"/>
    </style:style>
    <style:style style:name="P16" style:family="paragraph">
      <loext:graphic-properties draw:fill="bitmap" draw:fill-color="#2a6099" draw:fill-image-name="Zig_20_Zag" draw:opacity="100%"/>
      <style:paragraph-properties fo:text-align="center"/>
      <style:text-properties style:font-name="Meiryo UI1" fo:font-size="14pt" style:font-name-asian="メイリオ1" style:font-size-asian="14pt"/>
    </style:style>
    <style:style style:name="P17" style:family="paragraph">
      <style:text-properties style:font-name="Meiryo UI1" fo:font-size="14pt" style:font-name-asian="メイリオ1" style:font-size-asian="14pt"/>
    </style:style>
    <style:style style:name="P18" style:family="paragraph">
      <style:paragraph-properties fo:line-height="200%"/>
      <style:text-properties style:font-name="Meiryo UI1" fo:font-size="14pt" style:font-name-asian="メイリオ1" style:font-size-asian="14pt"/>
    </style:style>
    <style:style style:name="P19" style:family="paragraph">
      <loext:graphic-properties draw:fill="none" draw:fill-color="#ffffff"/>
      <style:text-properties style:font-name="Meiryo UI1" fo:font-size="14pt" style:font-name-asian="メイリオ1" style:font-size-asian="14pt"/>
    </style:style>
    <style:style style:name="P20" style:family="paragraph">
      <style:paragraph-properties fo:margin-left="0cm" fo:margin-right="0cm" fo:margin-top="0cm" fo:margin-bottom="0cm" fo:line-height="100%" fo:text-indent="0cm"/>
      <style:text-properties style:font-name="Meiryo UI1" fo:font-size="14pt" style:font-name-asian="メイリオ1" style:font-size-asian="14pt"/>
    </style:style>
    <style:style style:name="P21" style:family="paragraph">
      <loext:graphic-properties draw:fill-color="#ff0000" draw:opacity="100%"/>
      <style:paragraph-properties fo:text-align="center"/>
      <style:text-properties style:font-name="Meiryo UI1" fo:font-size="14pt" style:font-name-asian="メイリオ1" style:font-size-asian="14pt"/>
    </style:style>
    <style:style style:name="P22" style:family="paragraph">
      <loext:graphic-properties draw:fill="bitmap" draw:fill-color="#ff0000" draw:fill-image-name="Zig_20_Zag" draw:opacity="100%"/>
      <style:paragraph-properties fo:text-align="center"/>
      <style:text-properties style:font-name="Meiryo UI1" fo:font-size="14pt" style:font-name-asian="メイリオ1" style:font-size-asian="14pt"/>
    </style:style>
    <style:style style:name="P23" style:family="paragraph">
      <loext:graphic-properties draw:fill="bitmap" draw:fill-color="#00a933" draw:fill-image-name="Dashed_20_Horizontal" draw:opacity="100%"/>
      <style:paragraph-properties fo:text-align="center"/>
      <style:text-properties style:font-name="Meiryo UI1" fo:font-size="14pt" style:font-name-asian="メイリオ1" style:font-size-asian="14pt"/>
    </style:style>
    <style:style style:name="P24" style:family="paragraph">
      <loext:graphic-properties draw:fill="bitmap" draw:fill-color="#2a6099" draw:fill-image-name="Dashed_20_Horizontal" draw:opacity="100%"/>
      <style:paragraph-properties fo:text-align="center"/>
      <style:text-properties style:font-name="Meiryo UI1" fo:font-size="14pt" style:font-name-asian="メイリオ1" style:font-size-asian="14pt"/>
    </style:style>
    <style:style style:name="P25" style:family="paragraph">
      <loext:graphic-properties draw:fill="bitmap" draw:fill-color="#ff0000" draw:fill-image-name="Dashed_20_Horizontal" draw:opacity="100%"/>
      <style:paragraph-properties fo:text-align="center"/>
      <style:text-properties style:font-name="Meiryo UI1" fo:font-size="14pt" style:font-name-asian="メイリオ1" style:font-size-asian="14pt"/>
    </style:style>
    <style:style style:name="P26" style:family="paragraph">
      <style:text-properties style:font-name="Meiryo UI1" fo:font-size="14pt" fo:font-weight="normal" style:font-name-asian="メイリオ1" style:font-size-asian="14pt" style:font-weight-asian="normal" style:font-weight-complex="normal"/>
    </style:style>
    <style:style style:name="P27" style:family="paragraph">
      <loext:graphic-properties draw:fill="none" draw:fill-color="#ffffff"/>
      <style:text-properties style:font-name="Meiryo UI1" fo:font-size="14pt" fo:font-weight="normal" style:font-name-asian="メイリオ1" style:font-size-asian="14pt" style:font-weight-asian="normal" style:font-weight-complex="normal"/>
    </style:style>
    <style:style style:name="T1" style:family="text">
      <style:text-properties fo:color="#383d3c" loext:opacity="100%" style:font-name="Meiryo UI1" fo:font-size="14pt" style:font-name-asian="メイリオ1" style:font-size-asian="14pt"/>
    </style:style>
    <style:style style:name="T2" style:family="text">
      <style:text-properties style:font-name="メイリオ" fo:font-size="14pt" style:font-size-asian="14pt" style:font-size-complex="14pt"/>
    </style:style>
    <style:style style:name="T3" style:family="text">
      <style:text-properties style:font-name="メイリオ" fo:font-size="14pt" style:font-name-asian="メイリオ" style:font-size-asian="14pt" style:font-size-complex="14pt"/>
    </style:style>
    <style:style style:name="T4" style:family="text">
      <style:text-properties style:font-name="Meiryo UI1" fo:font-size="14pt" style:font-name-asian="メイリオ1" style:font-size-asian="14pt"/>
    </style:style>
    <style:style style:name="T5" style:family="text">
      <style:text-properties style:text-position="-8% 58%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Meiryo UI1" fo:font-size="14pt" fo:font-style="normal" fo:text-shadow="none" style:text-underline-style="none" fo:font-weight="normal" style:letter-kerning="true" style:font-name-asian="メイリオ1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Meiryo UI1" fo:font-size="14pt" fo:font-style="normal" fo:text-shadow="none" style:text-underline-style="none" fo:font-weight="normal" style:letter-kerning="true" style:font-name-asian="メイリオ1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eiryo UI1" fo:font-size="14pt" fo:font-style="normal" fo:text-shadow="none" style:text-underline-style="none" fo:font-weight="normal" style:letter-kerning="true" style:font-name-asian="メイリオ1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8% 58%" style:font-name="Meiryo UI1" fo:font-size="14pt" style:font-name-asian="メイリオ1" style:font-size-asian="14pt"/>
    </style:style>
    <style:style style:name="T10" style:family="text">
      <style:text-properties style:text-position="0% 100%" style:font-name="Meiryo UI1" fo:font-size="14pt" style:font-name-asian="メイリオ1" style:font-size-asian="14pt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.386cm" svg:height="3.386cm" svg:x="3.4cm" svg:y="3.914cm">
          <draw:image xlink:href="Pictures/10000000000000800000008069C5ABDE7F6CC251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8.386cm" svg:y="3.9cm">
          <draw:image xlink:href="Pictures/100000000000008000000080124A8C2B62A77519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2.886cm" svg:y="3.8cm">
          <draw:image xlink:href="Pictures/100000000000008000000080E784916F823F67D3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172cm" svg:y="3.9cm">
          <draw:image xlink:href="Pictures/10000000000000800000008072BEF277595CEC84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21.272cm" svg:y="3.8cm">
          <draw:image xlink:href="Pictures/100000000000008000000080F2029B8AD9553498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3.514cm" svg:y="8.6cm">
          <draw:image xlink:href="Pictures/10000000000000800000008075DF2593AF519CBC.png" xlink:type="simple" xlink:show="embed" xlink:actuate="onLoad" draw:mime-type="image/png">
            <text:p/>
          </draw:image>
        </draw:frame>
        <draw:frame draw:style-name="gr2" draw:text-style-name="P2" draw:layer="layout" svg:width="19.8cm" svg:height="2.348cm" svg:x="6cm" svg:y="15.6cm">
          <draw:text-box>
            <text:p><text:span text:style-name="T1">・フォントはメイリオ </text:span><text:span text:style-name="T1">14 pt</text:span><text:span text:style-name="T1">、濃い青</text:span><text:span text:style-name="T1">3</text:span></text:p>
            <text:p><text:span text:style-name="T1">・アイコンは </text:span><text:span text:style-name="T1">https://icon-rainbow.com/ </text:span><text:span text:style-name="T1">から。</text:span><text:span text:style-name="T1">128 px, rgb(58, 171, 210), JPG.</text:span></text:p>
          </draw:text-box>
        </draw:frame>
        <draw:frame draw:style-name="gr1" draw:text-style-name="P1" draw:layer="layout" svg:width="3.386cm" svg:height="3.386cm" svg:x="8.314cm" svg:y="8.6cm">
          <draw:image xlink:href="Pictures/10000000000000800000008067B6B30BF913CF47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3.386cm" svg:height="3.386cm" svg:x="6.2cm" svg:y="5.214cm">
          <draw:image xlink:href="Pictures/100000000000008000000080124A8C2B62A77519.png" xlink:type="simple" xlink:show="embed" xlink:actuate="onLoad" draw:mime-type="image/png">
            <text:p/>
          </draw:image>
        </draw:frame>
        <draw:custom-shape draw:style-name="gr3" draw:text-style-name="P3" draw:layer="layout" svg:width="1.4cm" svg:height="1.7cm" svg:x="10.0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386cm" svg:height="3.386cm" svg:x="11.886cm" svg:y="5.2cm">
          <draw:image xlink:href="Pictures/10000000000000800000008067B6B30BF913CF47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2cm" svg:y="5.2cm">
          <draw:image xlink:href="Pictures/100000000000008000000080F2029B8AD9553498.png" xlink:type="simple" xlink:show="embed" xlink:actuate="onLoad" draw:mime-type="image/png">
            <text:p/>
          </draw:image>
        </draw:frame>
        <draw:custom-shape draw:style-name="gr3" draw:text-style-name="P3" draw:layer="layout" svg:width="1.4cm" svg:height="1.7cm" svg:x="15.4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2.483cm" svg:height="0.992cm" svg:x="6.686cm" svg:y="8.826cm">
          <draw:text-box>
            <text:p><text:span text:style-name="T1">入力画像</text:span></text:p>
          </draw:text-box>
        </draw:frame>
        <draw:frame draw:style-name="gr4" draw:text-style-name="P4" draw:layer="layout" svg:width="2.483cm" svg:height="0.992cm" svg:x="12.288cm" svg:y="8.826cm">
          <draw:text-box>
            <text:p><text:span text:style-name="T1">画像処理</text:span></text:p>
          </draw:text-box>
        </draw:frame>
        <draw:frame draw:style-name="gr4" draw:text-style-name="P4" draw:layer="layout" svg:width="2.483cm" svg:height="0.992cm" svg:x="17.667cm" svg:y="8.826cm">
          <draw:text-box>
            <text:p><text:span text:style-name="T1">出力画像</text:span></text:p>
          </draw:text-box>
        </draw:frame>
        <draw:frame draw:style-name="gr5" draw:text-style-name="P4" draw:layer="layout" svg:width="2.2cm" svg:height="0.882cm" svg:x="6.786cm" svg:y="4.326cm">
          <draw:text-box>
            <text:p><text:span text:style-name="T1">&lt;img&gt;</text:span></text:p>
          </draw:text-box>
        </draw:frame>
        <draw:frame draw:style-name="gr6" draw:text-style-name="P4" draw:layer="layout" svg:width="2.61cm" svg:height="0.882cm" svg:x="12.188cm" svg:y="4.326cm">
          <draw:text-box>
            <text:p><text:span text:style-name="T1">&lt;script&gt;</text:span></text:p>
          </draw:text-box>
        </draw:frame>
        <draw:frame draw:style-name="gr7" draw:text-style-name="P4" draw:layer="layout" svg:width="2.94cm" svg:height="0.882cm" svg:x="17.367cm" svg:y="4.326cm">
          <draw:text-box>
            <text:p><text:span text:style-name="T1">&lt;canvas&gt;</text:span></text:p>
          </draw:text-box>
        </draw:frame>
        <draw:frame draw:style-name="gr8" draw:text-style-name="P4" draw:layer="layout" svg:width="1.294cm" svg:height="0.882cm" svg:x="0.719cm" svg:y="0.5cm">
          <draw:text-box>
            <text:p><text:span text:style-name="T1">1.1</text:span></text:p>
          </draw:text-box>
        </draw:frame>
      </draw:page>
      <draw:page draw:name="page3" draw:style-name="dp1" draw:master-page-name="標準">
        <draw:frame draw:style-name="gr1" draw:text-style-name="P1" draw:layer="layout" svg:width="27.089cm" svg:height="9.02cm" svg:x="0.7cm" svg:y="3.88cm">
          <draw:image xlink:href="Pictures/100000000000040000000155A0A5274A5220F8DB.png" xlink:type="simple" xlink:show="embed" xlink:actuate="onLoad" draw:mime-type="image/png">
            <text:p/>
          </draw:image>
        </draw:frame>
        <draw:frame draw:style-name="gr8" draw:text-style-name="P4" draw:layer="layout" svg:width="1.294cm" svg:height="0.882cm" svg:x="0.72cm" svg:y="0.5cm">
          <draw:text-box>
            <text:p><text:span text:style-name="T1">1.2</text:span></text:p>
          </draw:text-box>
        </draw:frame>
        <draw:frame draw:style-name="gr5" draw:text-style-name="P4" draw:layer="layout" svg:width="2.2cm" svg:height="0.882cm" svg:x="4.789cm" svg:y="7.6cm">
          <draw:text-box>
            <text:p><text:span text:style-name="T1">&lt;img&gt;</text:span></text:p>
          </draw:text-box>
        </draw:frame>
        <draw:frame draw:style-name="gr7" draw:text-style-name="P4" draw:layer="layout" svg:width="2.94cm" svg:height="0.882cm" svg:x="13.07cm" svg:y="8.8cm">
          <draw:text-box>
            <text:p><text:span text:style-name="T1">&lt;canvas&gt;</text:span></text:p>
          </draw:text-box>
        </draw:frame>
        <draw:frame draw:style-name="gr9" draw:text-style-name="P4" draw:layer="layout" svg:width="2.437cm" svg:height="0.882cm" svg:x="12.67cm" svg:y="12.526cm">
          <draw:text-box>
            <text:p><text:span text:style-name="T1">&lt;span&gt;</text:span></text:p>
          </draw:text-box>
        </draw:frame>
        <draw:frame draw:style-name="gr10" draw:text-style-name="P4" draw:layer="layout" svg:width="6.158cm" svg:height="0.882cm" svg:x="14.965cm" svg:y="12.526cm">
          <draw:text-box>
            <text:p><text:span text:style-name="T1">&lt;input type=”button”&gt;</text:span></text:p>
          </draw:text-box>
        </draw:frame>
        <draw:frame draw:style-name="gr11" draw:text-style-name="P4" draw:layer="layout" svg:width="5.307cm" svg:height="0.882cm" svg:x="1.969cm" svg:y="12.526cm">
          <draw:text-box>
            <text:p><text:span text:style-name="T1">&lt;input type=”file”&gt;</text:span></text:p>
          </draw:text-box>
        </draw:frame>
        <draw:frame draw:style-name="gr12" draw:text-style-name="P4" draw:layer="layout" svg:width="5.971cm" svg:height="0.882cm" svg:x="7.089cm" svg:y="12.526cm">
          <draw:text-box>
            <text:p><text:span text:style-name="T1">&lt;input type=”range”&gt;</text:span></text:p>
          </draw:text-box>
        </draw:frame>
        <draw:custom-shape draw:style-name="gr13" draw:text-style-name="P5" draw:layer="layout" svg:width="5.1cm" svg:height="1.2cm" svg:x="1.978cm" svg:y="14.4cm">
          <text:p text:style-name="P5"><text:span text:style-name="T1">fileSelected()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1cm" svg:height="1.2cm" svg:x="3.478cm" svg:y="5.4cm">
          <text:p text:style-name="P5"><text:span text:style-name="T1">imgLoaded()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1cm" svg:height="1.2cm" svg:x="7.378cm" svg:y="14.4cm">
          <text:p text:style-name="P5"><text:span text:style-name="T1">sizeChanged()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1cm" svg:height="1.2cm" svg:x="15.578cm" svg:y="14.4cm">
          <text:p text:style-name="P5"><text:span text:style-name="T1">reversed()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cm" svg:height="0.6cm" svg:x="2.7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3" draw:layer="layout" svg:width="2cm" svg:height="0.6cm" svg:x="15.8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3" draw:layer="layout" svg:width="2cm" svg:height="0.6cm" svg:x="8.2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3" draw:layer="layout" svg:width="2cm" svg:height="0.6cm" svg:x="4.778cm" svg:y="7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4" draw:layer="layout" svg:width="2.238cm" svg:height="0.882cm" svg:x="4.678cm" svg:y="13.326cm">
          <draw:text-box>
            <text:p><text:span text:style-name="T1">change</text:span></text:p>
          </draw:text-box>
        </draw:frame>
        <draw:frame draw:style-name="gr15" draw:text-style-name="P4" draw:layer="layout" svg:width="2.238cm" svg:height="0.882cm" svg:x="10.178cm" svg:y="13.3cm">
          <draw:text-box>
            <text:p><text:span text:style-name="T1">change</text:span></text:p>
          </draw:text-box>
        </draw:frame>
        <draw:frame draw:style-name="gr16" draw:text-style-name="P4" draw:layer="layout" svg:width="1.526cm" svg:height="0.882cm" svg:x="17.878cm" svg:y="13.3cm">
          <draw:text-box>
            <text:p><text:span text:style-name="T1">click</text:span></text:p>
          </draw:text-box>
        </draw:frame>
        <draw:line draw:style-name="gr17" draw:text-style-name="P6" draw:layer="layout" svg:x1="9.178cm" svg:y1="6cm" svg:x2="14.378cm" svg:y2="6cm">
          <text:p/>
        </draw:line>
        <draw:line draw:style-name="gr18" draw:text-style-name="P6" draw:layer="layout" svg:x1="14.378cm" svg:y1="6cm" svg:x2="14.378cm" svg:y2="8.9cm">
          <text:p/>
        </draw:line>
        <draw:line draw:style-name="gr19" draw:text-style-name="P6" draw:layer="layout" svg:x1="23.278cm" svg:y1="9.2cm" svg:x2="16.078cm" svg:y2="9.2cm">
          <text:p/>
        </draw:line>
        <draw:line draw:style-name="gr17" draw:text-style-name="P6" draw:layer="layout" svg:x1="23.278cm" svg:y1="9.2cm" svg:x2="23.3cm" svg:y2="16.4cm">
          <text:p/>
        </draw:line>
        <draw:line draw:style-name="gr17" draw:text-style-name="P6" draw:layer="layout" svg:x1="9.6cm" svg:y1="16.4cm" svg:x2="23.278cm" svg:y2="16.4cm">
          <text:p/>
        </draw:line>
        <draw:line draw:style-name="gr17" draw:text-style-name="P6" draw:layer="layout" svg:x1="9.6cm" svg:y1="15.6cm" svg:x2="9.6cm" svg:y2="16.4cm">
          <text:p/>
        </draw:line>
        <draw:line draw:style-name="gr17" draw:text-style-name="P6" draw:layer="layout" svg:x1="17.878cm" svg:y1="15.6cm" svg:x2="17.9cm" svg:y2="16.4cm">
          <text:p/>
        </draw:line>
        <draw:line draw:style-name="gr17" draw:text-style-name="P6" draw:layer="layout" svg:x1="1.4cm" svg:y1="8.2cm" svg:x2="1.4cm" svg:y2="15cm">
          <text:p/>
        </draw:line>
        <draw:line draw:style-name="gr17" draw:text-style-name="P6" draw:layer="layout" svg:x1="1.4cm" svg:y1="15cm" svg:x2="2cm" svg:y2="15cm">
          <text:p/>
        </draw:line>
        <draw:line draw:style-name="gr19" draw:text-style-name="P6" draw:layer="layout" svg:x1="1.4cm" svg:y1="8.2cm" svg:x2="4.9cm" svg:y2="8.2cm">
          <text:p/>
        </draw:line>
        <draw:frame draw:style-name="gr20" draw:text-style-name="P7" draw:layer="layout" svg:width="0.997cm" svg:height="1cm" svg:x="2.1cm" svg:y="13.2cm">
          <draw:text-box>
            <text:p><text:span text:style-name="T2">①</text:span></text:p>
          </draw:text-box>
        </draw:frame>
        <draw:frame draw:style-name="gr21" draw:text-style-name="P7" draw:layer="layout" svg:width="0.997cm" svg:height="0.992cm" svg:x="1.3cm" svg:y="10.208cm">
          <draw:text-box draw:corner-radius="0.137cm">
            <text:p><text:span text:style-name="T2">②</text:span></text:p>
          </draw:text-box>
        </draw:frame>
        <draw:frame draw:style-name="gr22" draw:text-style-name="P7" draw:layer="layout" svg:width="0.997cm" svg:height="0.797cm" svg:x="15.203cm" svg:y="13.4cm">
          <draw:text-box>
            <text:p><text:span text:style-name="T2">⑦</text:span></text:p>
          </draw:text-box>
        </draw:frame>
        <draw:frame draw:style-name="gr21" draw:text-style-name="P8" draw:layer="layout" svg:width="0.997cm" svg:height="0.992cm" svg:x="11cm" svg:y="5.2cm">
          <draw:text-box>
            <text:p><text:span text:style-name="T3">④</text:span></text:p>
          </draw:text-box>
        </draw:frame>
        <draw:frame draw:style-name="gr23" draw:text-style-name="P9" draw:layer="layout" svg:width="0.997cm" svg:height="0.992cm" svg:x="7.4cm" svg:y="13.312cm">
          <draw:text-box>
            <text:p><text:span text:style-name="T4">⑤</text:span></text:p>
          </draw:text-box>
        </draw:frame>
        <draw:frame draw:style-name="gr24" draw:text-style-name="P9" draw:layer="layout" svg:width="0.993cm" svg:height="0.992cm" svg:x="12.9cm" svg:y="16.3cm">
          <draw:text-box>
            <text:p><text:span text:style-name="T4">⑥</text:span></text:p>
          </draw:text-box>
        </draw:frame>
        <draw:frame draw:style-name="gr25" draw:text-style-name="P4" draw:layer="layout" svg:width="1.525cm" svg:height="0.882cm" svg:x="6.6cm" svg:y="6.918cm">
          <draw:text-box>
            <text:p><text:span text:style-name="T1">load</text:span></text:p>
          </draw:text-box>
        </draw:frame>
        <draw:frame draw:style-name="gr22" draw:text-style-name="P7" draw:layer="layout" svg:width="0.997cm" svg:height="0.797cm" svg:x="3.903cm" svg:y="6.903cm">
          <draw:text-box>
            <text:p><text:span text:style-name="T2">③</text:span></text:p>
          </draw:text-box>
        </draw:frame>
      </draw:page>
      <draw:page draw:name="page4" draw:style-name="dp1" draw:master-page-name="標準">
        <draw:frame draw:style-name="gr20" draw:text-style-name="P9" draw:layer="layout" svg:width="1.1cm" svg:height="1cm" svg:x="10.7cm" svg:y="11.674cm">
          <draw:text-box>
            <text:p><text:span text:style-name="T4">y</text:span></text:p>
          </draw:text-box>
        </draw:frame>
        <draw:frame draw:style-name="gr1" draw:text-style-name="P1" draw:layer="layout" svg:width="4.063cm" svg:height="2.708cm" svg:x="7.5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26" draw:text-style-name="P10" draw:layer="layout" svg:x1="5.5cm" svg:y1="8.674cm" svg:x2="13.5cm" svg:y2="8.674cm">
          <text:p/>
        </draw:line>
        <draw:line draw:style-name="gr26" draw:text-style-name="P10" draw:layer="layout" svg:x1="7.5cm" svg:y1="6.774cm" svg:x2="7.5cm" svg:y2="12.574cm">
          <text:p/>
        </draw:line>
        <draw:line draw:style-name="gr27" draw:text-style-name="P10" draw:layer="layout" svg:x1="11.6cm" svg:y1="6.774cm" svg:x2="11.6cm" svg:y2="12.474cm">
          <text:p/>
        </draw:line>
        <draw:frame draw:style-name="gr1" draw:text-style-name="P1" draw:layer="layout" svg:width="4.063cm" svg:height="2.708cm" svg:x="21.137cm" svg:y="8.766cm">
          <draw:image xlink:href="Pictures/10000000000001E0000001404264F4781057CE59.png" xlink:type="simple" xlink:show="embed" xlink:actuate="onLoad" draw:mime-type="image/png">
            <text:p/>
          </draw:image>
        </draw:frame>
        <draw:frame draw:style-name="gr28" draw:text-style-name="P9" draw:layer="layout" svg:width="1.895cm" svg:height="0.882cm" svg:x="5.622cm" svg:y="7.7cm">
          <draw:text-box>
            <text:p><text:span text:style-name="T4">(0, 0)</text:span></text:p>
          </draw:text-box>
        </draw:frame>
        <draw:frame draw:style-name="gr28" draw:text-style-name="P9" draw:layer="layout" svg:width="1.895cm" svg:height="0.882cm" svg:x="9.9cm" svg:y="7.674cm">
          <draw:text-box>
            <text:p><text:span text:style-name="T4">(0, 0)</text:span></text:p>
          </draw:text-box>
        </draw:frame>
        <draw:frame draw:style-name="gr29" draw:text-style-name="P9" draw:layer="layout" svg:width="0.773cm" svg:height="0.882cm" svg:x="13.527cm" svg:y="8.2cm">
          <draw:text-box>
            <text:p><text:span text:style-name="T4">x</text:span></text:p>
          </draw:text-box>
        </draw:frame>
        <draw:frame draw:style-name="gr29" draw:text-style-name="P9" draw:layer="layout" svg:width="0.773cm" svg:height="0.882cm" svg:x="6.627cm" svg:y="11.7cm">
          <draw:text-box>
            <text:p><text:span text:style-name="T4">y</text:span></text:p>
          </draw:text-box>
        </draw:frame>
        <draw:frame draw:style-name="gr30" draw:text-style-name="P9" draw:layer="layout" svg:width="1.5cm" svg:height="0.9cm" svg:x="8.8cm" svg:y="6.4cm">
          <draw:text-box>
            <text:p><text:span text:style-name="T4">+w</text:span></text:p>
          </draw:text-box>
        </draw:frame>
        <draw:line draw:style-name="gr17" draw:text-style-name="P10" draw:layer="layout" svg:x1="-4.4cm" svg:y1="12.6cm" svg:x2="0.7cm" svg:y2="12.6cm">
          <text:p/>
        </draw:line>
        <draw:line draw:style-name="gr17" draw:text-style-name="P10" draw:layer="layout" svg:x1="-1cm" svg:y1="13.9cm" svg:x2="-1cm" svg:y2="15.6cm">
          <text:p/>
        </draw:line>
        <draw:frame draw:style-name="gr29" draw:text-style-name="P9" draw:layer="layout" svg:width="1.1cm" svg:height="0.882cm" svg:x="20.2cm" svg:y="11.726cm">
          <draw:text-box>
            <text:p><text:span text:style-name="T4">y</text:span></text:p>
          </draw:text-box>
        </draw:frame>
        <draw:frame draw:style-name="gr1" draw:text-style-name="P1" draw:layer="layout" svg:width="4.063cm" svg:height="2.708cm" svg:x="16.9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31" draw:text-style-name="P10" draw:layer="layout" svg:x1="16.1cm" svg:y1="8.7cm" svg:x2="26cm" svg:y2="8.674cm">
          <text:p/>
        </draw:line>
        <draw:line draw:style-name="gr27" draw:text-style-name="P10" draw:layer="layout" svg:x1="21cm" svg:y1="6.774cm" svg:x2="21cm" svg:y2="12.474cm">
          <text:p/>
        </draw:line>
        <draw:frame draw:style-name="gr28" draw:text-style-name="P9" draw:layer="layout" svg:width="1.895cm" svg:height="0.882cm" svg:x="19.2cm" svg:y="7.674cm">
          <draw:text-box>
            <text:p><text:span text:style-name="T4">(0, 0)</text:span></text:p>
          </draw:text-box>
        </draw:frame>
        <draw:frame draw:style-name="gr29" draw:text-style-name="P9" draw:layer="layout" svg:width="0.973cm" svg:height="0.882cm" svg:x="25.927cm" svg:y="8.2cm">
          <draw:text-box>
            <text:p><text:span text:style-name="T4">x’</text:span></text:p>
          </draw:text-box>
        </draw:frame>
        <draw:line draw:style-name="gr32" draw:text-style-name="P10" draw:layer="layout" svg:x1="7.7cm" svg:y1="7.4cm" svg:x2="11.4cm" svg:y2="7.4cm">
          <text:p/>
        </draw:line>
        <draw:line draw:style-name="gr33" draw:text-style-name="P10" draw:layer="layout" svg:x1="19.2cm" svg:y1="12.9cm" svg:x2="22.9cm" svg:y2="12.9cm">
          <text:p/>
        </draw:line>
        <draw:line draw:style-name="gr34" draw:text-style-name="P10" draw:layer="layout" svg:x1="19.2cm" svg:y1="10.1cm" svg:x2="19.2cm" svg:y2="12.9cm">
          <text:p/>
        </draw:line>
        <draw:line draw:style-name="gr35" draw:text-style-name="P10" draw:layer="layout" svg:x1="22.9cm" svg:y1="10.1cm" svg:x2="22.9cm" svg:y2="12.9cm">
          <text:p/>
        </draw:line>
        <draw:frame draw:style-name="gr36" draw:text-style-name="P9" draw:layer="layout" svg:width="1.831cm" svg:height="0.882cm" svg:x="17.2cm" svg:y="11.6cm">
          <draw:text-box>
            <text:p><text:span text:style-name="T4">(x, y)</text:span></text:p>
          </draw:text-box>
        </draw:frame>
        <draw:frame draw:style-name="gr37" draw:text-style-name="P9" draw:layer="layout" svg:width="2.2cm" svg:height="0.974cm" svg:x="23cm" svg:y="11.526cm">
          <draw:text-box>
            <text:p><text:span text:style-name="T4">(-x, y)</text:span></text:p>
          </draw:text-box>
        </draw:frame>
        <draw:frame draw:style-name="gr8" draw:text-style-name="P4" draw:layer="layout" svg:width="1.294cm" svg:height="0.882cm" svg:x="0.72cm" svg:y="0.5cm">
          <draw:text-box>
            <text:p><text:span text:style-name="T1">1.2</text:span></text:p>
          </draw:text-box>
        </draw:frame>
      </draw:page>
      <draw:page draw:name="page5" draw:style-name="dp1" draw:master-page-name="標準">
        <draw:frame draw:style-name="gr38" draw:text-style-name="P12" draw:layer="layout" svg:width="1.992cm" svg:height="4.552cm" svg:x="6.508cm" svg:y="9.148cm">
          <draw:text-box>
            <text:p text:style-name="P11">[</text:p>
          </draw:text-box>
        </draw:frame>
        <draw:frame draw:style-name="gr38" draw:text-style-name="P12" draw:layer="layout" svg:width="1.992cm" svg:height="4.552cm" draw:transform="rotate (-3.14159265358979) translate (10.6cm 14.7cm)">
          <draw:text-box>
            <text:p text:style-name="P11">[</text:p>
          </draw:text-box>
        </draw:frame>
        <draw:frame draw:style-name="gr38" draw:text-style-name="P12" draw:layer="layout" svg:width="1.992cm" svg:height="4.552cm" draw:transform="rotate (-3.14159265358979) translate (20.892cm 14.652cm)">
          <draw:text-box>
            <text:p text:style-name="P11">[</text:p>
          </draw:text-box>
        </draw:frame>
        <draw:g>
          <draw:custom-shape draw:style-name="gr39" draw:text-style-name="P13" draw:layer="layout" svg:width="1cm" svg:height="1cm" svg:x="1.6cm" svg:y="6.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1cm" svg:height="1cm" svg:x="2.6cm" svg:y="6.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1cm" svg:height="1cm" svg:x="3.6cm" svg:y="6.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1cm" svg:height="1cm" svg:x="1.6cm" svg:y="7.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1cm" svg:height="1cm" svg:x="2.6cm" svg:y="7.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1cm" svg:height="1cm" svg:x="3.6cm" svg:y="7.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1cm" svg:height="1cm" svg:x="1.6cm" svg:y="8.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1cm" svg:height="1cm" svg:x="2.6cm" svg:y="8.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1cm" svg:height="1cm" svg:x="3.6cm" svg:y="8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5" draw:layer="layout" svg:width="1cm" svg:height="1cm" svg:x="3.1cm" svg:y="4.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5" draw:layer="layout" svg:width="1cm" svg:height="1cm" svg:x="4.1cm" svg:y="4.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5" draw:layer="layout" svg:width="1cm" svg:height="1cm" svg:x="5.1cm" svg:y="4.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5" draw:layer="layout" svg:width="1cm" svg:height="1cm" svg:x="3.1cm" svg:y="5.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6" draw:layer="layout" svg:width="1cm" svg:height="1cm" svg:x="4.1cm" svg:y="5.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5" draw:layer="layout" svg:width="1cm" svg:height="1cm" svg:x="5.1cm" svg:y="5.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5" draw:layer="layout" svg:width="1cm" svg:height="1cm" svg:x="3.1cm" svg:y="6.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5" draw:layer="layout" svg:width="1cm" svg:height="1cm" svg:x="4.1cm" svg:y="6.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5" draw:layer="layout" svg:width="1cm" svg:height="1cm" svg:x="5.1cm" svg:y="6.6cm">
            <text:p/>
            <draw:enhanced-geometry svg:viewBox="0 0 21600 21600" draw:type="rectangle" draw:enhanced-path="M 0 0 L 21600 0 21600 21600 0 21600 0 0 Z N"/>
          </draw:custom-shape>
        </draw:g>
        <draw:frame draw:style-name="gr38" draw:text-style-name="P19" draw:layer="layout" svg:width="0.803cm" svg:height="3.366cm" svg:x="8.142cm" svg:y="10.134cm">
          <draw:text-box>
            <text:p text:style-name="P17">r</text:p>
            <text:p text:style-name="P18">g<text:line-break/>b</text:p>
          </draw:text-box>
        </draw:frame>
        <draw:frame draw:style-name="gr43" draw:text-style-name="P19" draw:layer="layout" svg:width="5.4cm" svg:height="3.989cm" svg:x="10.9cm" svg:y="5.811cm">
          <draw:text-box>
            <text:p text:style-name="P17">a<text:span text:style-name="T5">11</text:span> <text:s text:c="5"/>a<text:span text:style-name="T5">12</text:span> <text:s text:c="7"/>a<text:span text:style-name="T5">13</text:span></text:p>
            <text:p text:style-name="P18">a<text:span text:style-name="T5">21</text:span> <text:s text:c="5"/>a<text:span text:style-name="T5">22</text:span> <text:s text:c="7"/>a<text:span text:style-name="T5">23</text:span><text:line-break/>a<text:span text:style-name="T5">31</text:span> <text:s text:c="5"/>a<text:span text:style-name="T5">32</text:span> <text:s text:c="7"/>a<text:span text:style-name="T5">33</text:span></text:p>
          </draw:text-box>
        </draw:frame>
        <draw:frame draw:style-name="gr38" draw:text-style-name="P19" draw:layer="layout" svg:width="4.961cm" svg:height="3.39cm" svg:x="10.9cm" svg:y="10.034cm">
          <draw:text-box>
            <text:p text:style-name="P20"><text:span text:style-name="T6">a</text:span><text:span text:style-name="T7">11 </text:span><text:span text:style-name="T8">r</text:span><text:span text:style-name="T6"> + a</text:span><text:span text:style-name="T7">12 </text:span><text:span text:style-name="T8">g</text:span><text:span text:style-name="T6"> + a</text:span><text:span text:style-name="T7">13 </text:span><text:span text:style-name="T8">b</text:span></text:p>
            <text:p text:style-name="P18"><text:span text:style-name="T6">a</text:span><text:span text:style-name="T7">21 </text:span><text:span text:style-name="T8">r</text:span><text:span text:style-name="T6"> + a</text:span><text:span text:style-name="T7">22 </text:span><text:span text:style-name="T6">g + a</text:span><text:span text:style-name="T7">23 </text:span><text:span text:style-name="T8">b</text:span><text:span text:style-name="T6"><text:line-break/></text:span><text:span text:style-name="T6">a</text:span><text:span text:style-name="T7">31 </text:span><text:span text:style-name="T8">r</text:span><text:span text:style-name="T4"> + a</text:span><text:span text:style-name="T9">32 </text:span><text:span text:style-name="T4">g + a</text:span><text:span text:style-name="T9">33 </text:span><text:span text:style-name="T10">b</text:span></text:p>
          </draw:text-box>
        </draw:frame>
        <draw:g>
          <draw:custom-shape draw:style-name="gr44" draw:text-style-name="P21" draw:layer="layout" svg:width="1cm" svg:height="1cm" svg:x="4.6cm" svg:y="3.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1" draw:layer="layout" svg:width="1cm" svg:height="1cm" svg:x="5.6cm" svg:y="3.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1" draw:layer="layout" svg:width="1cm" svg:height="1cm" svg:x="6.6cm" svg:y="3.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1" draw:layer="layout" svg:width="1cm" svg:height="1cm" svg:x="4.6cm" svg:y="4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2" draw:layer="layout" svg:width="1cm" svg:height="1cm" svg:x="5.6cm" svg:y="4.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1" draw:layer="layout" svg:width="1cm" svg:height="1cm" svg:x="6.6cm" svg:y="4.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1" draw:layer="layout" svg:width="1cm" svg:height="1cm" svg:x="4.6cm" svg:y="5.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1" draw:layer="layout" svg:width="1cm" svg:height="1cm" svg:x="5.6cm" svg:y="5.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1" draw:layer="layout" svg:width="1cm" svg:height="1cm" svg:x="6.6cm" svg:y="5.2cm">
            <text:p/>
            <draw:enhanced-geometry svg:viewBox="0 0 21600 21600" draw:type="rectangle" draw:enhanced-path="M 0 0 L 21600 0 21600 21600 0 21600 0 0 Z N"/>
          </draw:custom-shape>
        </draw:g>
        <draw:frame draw:style-name="gr38" draw:text-style-name="P12" draw:layer="layout" svg:width="1.992cm" svg:height="4.552cm" svg:x="9.408cm" svg:y="4.848cm">
          <draw:text-box>
            <text:p text:style-name="P11">[</text:p>
          </draw:text-box>
        </draw:frame>
        <draw:frame draw:style-name="gr38" draw:text-style-name="P12" draw:layer="layout" svg:width="1.992cm" svg:height="4.552cm" draw:transform="rotate (-3.14159265358979) translate (17.092cm 10.3cm)">
          <draw:text-box>
            <text:p text:style-name="P11">[</text:p>
          </draw:text-box>
        </draw:frame>
        <draw:polyline draw:style-name="gr46" draw:text-style-name="P10" draw:layer="layout" svg:width="5.999cm" svg:height="1.799cm" draw:transform="rotate (-1.5707963267949) translate (7.89999999999999cm 4.7cm)" svg:viewBox="0 0 6000 1800" draw:points="0,1800 6000,1800 6000,0">
          <text:p/>
        </draw:polyline>
        <draw:polyline draw:style-name="gr46" draw:text-style-name="P10" draw:layer="layout" svg:width="5.699cm" svg:height="3.299cm" draw:transform="rotate (-1.5707963267949) translate (7.9cm 6.1cm)" svg:viewBox="0 0 5700 3300" draw:points="0,3300 5700,3300 5700,0">
          <text:p/>
        </draw:polyline>
        <draw:polyline draw:style-name="gr46" draw:text-style-name="P10" draw:layer="layout" svg:width="5.299cm" svg:height="4.799cm" draw:transform="rotate (-1.5707963267949) translate (7.9cm 7.8cm)" svg:viewBox="0 0 5300 4800" draw:points="0,4800 5300,4800 5300,0">
          <text:p/>
        </draw:polyline>
        <draw:g>
          <draw:custom-shape draw:style-name="gr39" draw:text-style-name="P13" draw:layer="layout" svg:width="1cm" svg:height="1cm" svg:x="21.3cm" svg:y="11.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1cm" svg:height="1cm" svg:x="22.3cm" svg:y="11.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1cm" svg:height="1cm" svg:x="23.3cm" svg:y="11.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1cm" svg:height="1cm" svg:x="21.3cm" svg:y="12.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3" draw:layer="layout" svg:width="1cm" svg:height="1cm" svg:x="22.3cm" svg:y="12.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1cm" svg:height="1cm" svg:x="23.3cm" svg:y="12.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1cm" svg:height="1cm" svg:x="21.3cm" svg:y="13.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1cm" svg:height="1cm" svg:x="22.3cm" svg:y="13.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1cm" svg:height="1cm" svg:x="23.3cm" svg:y="13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5" draw:layer="layout" svg:width="1cm" svg:height="1cm" svg:x="22.7cm" svg:y="10.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5" draw:layer="layout" svg:width="1cm" svg:height="1cm" svg:x="23.7cm" svg:y="10.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5" draw:layer="layout" svg:width="1cm" svg:height="1cm" svg:x="24.7cm" svg:y="10.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5" draw:layer="layout" svg:width="1cm" svg:height="1cm" svg:x="22.7cm" svg:y="11.3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1cm" svg:height="1cm" svg:x="23.7cm" svg:y="11.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5" draw:layer="layout" svg:width="1cm" svg:height="1cm" svg:x="24.7cm" svg:y="11.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5" draw:layer="layout" svg:width="1cm" svg:height="1cm" svg:x="22.7cm" svg:y="12.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5" draw:layer="layout" svg:width="1cm" svg:height="1cm" svg:x="23.7cm" svg:y="12.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5" draw:layer="layout" svg:width="1cm" svg:height="1cm" svg:x="24.7cm" svg:y="12.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4" draw:text-style-name="P21" draw:layer="layout" svg:width="1cm" svg:height="1cm" svg:x="24.4cm" svg:y="9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1" draw:layer="layout" svg:width="1cm" svg:height="1cm" svg:x="25.4cm" svg:y="9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1" draw:layer="layout" svg:width="1cm" svg:height="1cm" svg:x="26.4cm" svg:y="9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1" draw:layer="layout" svg:width="1cm" svg:height="1cm" svg:x="24.4cm" svg:y="10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25" draw:layer="layout" svg:width="1cm" svg:height="1cm" svg:x="25.4cm" svg:y="10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1" draw:layer="layout" svg:width="1cm" svg:height="1cm" svg:x="26.4cm" svg:y="10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1" draw:layer="layout" svg:width="1cm" svg:height="1cm" svg:x="24.4cm" svg:y="11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1" draw:layer="layout" svg:width="1cm" svg:height="1cm" svg:x="25.4cm" svg:y="11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1" draw:layer="layout" svg:width="1cm" svg:height="1cm" svg:x="26.4cm" svg:y="11cm">
            <text:p/>
            <draw:enhanced-geometry svg:viewBox="0 0 21600 21600" draw:type="rectangle" draw:enhanced-path="M 0 0 L 21600 0 21600 21600 0 21600 0 0 Z N"/>
          </draw:custom-shape>
        </draw:g>
        <draw:line draw:style-name="gr50" draw:text-style-name="P10" draw:layer="layout" svg:x1="19.5cm" svg:y1="13.1cm" svg:x2="22.6cm" svg:y2="13.1cm">
          <text:p/>
        </draw:line>
        <draw:line draw:style-name="gr50" draw:text-style-name="P10" draw:layer="layout" svg:x1="19.5cm" svg:y1="11.9cm" svg:x2="24.1cm" svg:y2="11.9cm">
          <text:p/>
        </draw:line>
        <draw:line draw:style-name="gr50" draw:text-style-name="P10" draw:layer="layout" svg:x1="19.4cm" svg:y1="10.6cm" svg:x2="25.9cm" svg:y2="10.6cm">
          <text:p/>
        </draw:line>
        <draw:frame draw:style-name="gr38" draw:text-style-name="P19" draw:layer="layout" svg:width="0.908cm" svg:height="0.874cm" svg:x="9cm" svg:y="5.9cm">
          <draw:text-box>
            <text:p text:style-name="P17">M</text:p>
          </draw:text-box>
        </draw:frame>
        <draw:frame draw:style-name="gr29" draw:text-style-name="P19" draw:layer="layout" svg:width="0.781cm" svg:height="0.874cm" svg:x="6.7cm" svg:y="9.326cm">
          <draw:text-box>
            <text:p text:style-name="P17">P</text:p>
          </draw:text-box>
        </draw:frame>
        <draw:frame draw:style-name="gr29" draw:text-style-name="P19" draw:layer="layout" svg:width="0.836cm" svg:height="0.874cm" svg:x="4.664cm" svg:y="3.3cm">
          <draw:text-box>
            <text:p text:style-name="P17">R</text:p>
          </draw:text-box>
        </draw:frame>
        <draw:frame draw:style-name="gr51" draw:text-style-name="P27" draw:layer="layout" svg:width="0.8cm" svg:height="0.874cm" svg:x="3.2cm" svg:y="4.6cm">
          <draw:text-box>
            <text:p text:style-name="P26"><text:span text:style-name="T11">B</text:span></text:p>
          </draw:text-box>
        </draw:frame>
        <draw:frame draw:style-name="gr29" draw:text-style-name="P27" draw:layer="layout" svg:width="0.862cm" svg:height="0.874cm" svg:x="1.7cm" svg:y="6.3cm">
          <draw:text-box>
            <text:p text:style-name="P26"><text:span text:style-name="T11">G</text:span></text:p>
          </draw:text-box>
        </draw:frame>
        <draw:frame draw:style-name="gr52" draw:text-style-name="P19" draw:layer="layout" svg:width="1.036cm" svg:height="0.897cm" svg:x="24.464cm" svg:y="9.103cm">
          <draw:text-box>
            <text:p text:style-name="P17">R’</text:p>
          </draw:text-box>
        </draw:frame>
        <draw:frame draw:style-name="gr53" draw:text-style-name="P27" draw:layer="layout" svg:width="1cm" svg:height="0.874cm" svg:x="22.8cm" svg:y="10.326cm">
          <draw:text-box>
            <text:p text:style-name="P26"><text:span text:style-name="T11">B’</text:span></text:p>
          </draw:text-box>
        </draw:frame>
        <draw:frame draw:style-name="gr54" draw:text-style-name="P27" draw:layer="layout" svg:width="1.162cm" svg:height="0.874cm" svg:x="21.338cm" svg:y="11.626cm">
          <draw:text-box>
            <text:p text:style-name="P26"><text:span text:style-name="T11">G’</text:span></text:p>
          </draw:text-box>
        </draw:frame>
        <draw:frame draw:style-name="gr38" draw:text-style-name="P19" draw:layer="layout" svg:width="0.93cm" svg:height="3.366cm" svg:x="18.434cm" svg:y="10.186cm">
          <draw:text-box>
            <text:p text:style-name="P17">r’</text:p>
            <text:p text:style-name="P18">g’<text:line-break/>b’</text:p>
          </draw:text-box>
        </draw:frame>
        <draw:frame draw:style-name="gr38" draw:text-style-name="P12" draw:layer="layout" svg:width="1.992cm" svg:height="4.552cm" svg:x="16.8cm" svg:y="9.1cm">
          <draw:text-box>
            <text:p text:style-name="P11">[</text:p>
          </draw:text-box>
        </draw:frame>
        <draw:frame draw:style-name="gr55" draw:text-style-name="P19" draw:layer="layout" svg:width="1.008cm" svg:height="0.874cm" svg:x="16.992cm" svg:y="9.378cm">
          <draw:text-box>
            <text:p text:style-name="P17">P’</text:p>
          </draw:text-box>
        </draw:frame>
        <draw:frame draw:style-name="gr38" draw:text-style-name="P19" draw:layer="layout" svg:width="0.908cm" svg:height="0.874cm" svg:x="9cm" svg:y="5.9cm">
          <draw:text-box>
            <text:p text:style-name="P17">M</text:p>
          </draw:text-box>
        </draw:frame>
        <draw:frame draw:style-name="gr38" draw:text-style-name="P19" draw:layer="layout" svg:width="0.896cm" svg:height="0.874cm" svg:x="16.1cm" svg:y="11.3cm">
          <draw:text-box>
            <text:p text:style-name="P17">=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family-generic="modern" style:font-pitch="variable"/>
    <style:font-face style:name="Meiryo UI1" svg:font-family="'Meiryo UI'" style:font-adornments="標準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メイリオ" svg:font-family="メイリオ" style:font-family-generic="modern" style:font-pitch="variable"/>
    <style:font-face style:name="メイリオ1" svg:font-family="メイリオ" style:font-adornments="標準" style:font-family-generic="modern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Dashed_20_Horizontal" draw:display-name="Dashed Horizontal" xlink:href="Pictures/100000000000000800000008CE7A1D3C1327BABD.png" xlink:type="simple" xlink:show="embed" xlink:actuate="onLoad"/>
    <draw:fill-image draw:name="Zig_20_Zag" draw:display-name="Zig Zag" xlink:href="Pictures/10000000000000080000000838BBC215E675B78E.png" xlink:type="simple" xlink:show="embed" xlink:actuate="onLoad"/>
    <draw:marker draw:name="Arrow" svg:viewBox="0 0 20 30" svg:d="M10 0l-10 30h20z"/>
    <draw:marker draw:name="線の終点_20_4" draw:display-name="線の終点 4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13" svg:d="M0 13l10-13 10 13z"/>
    <draw:marker draw:name="線の終点_20_8" draw:display-name="線の終点 8" svg:viewBox="0 7 20 13" svg:d="M0 20l10-13 10 13z"/>
    <draw:marker draw:name="線の終点_20_9" draw:display-name="線の終点 9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08T23:13:01.727000000</dc:date>
    <meta:editing-duration>PT17H31M8S</meta:editing-duration>
    <meta:editing-cycles>7</meta:editing-cycles>
    <meta:generator>LibreOffice/7.2.7.2$Windows_X86_64 LibreOffice_project/8d71d29d553c0f7dcbfa38fbfda25ee34cce99a2</meta:generator>
    <meta:document-statistic meta:object-count="170"/>
  </office:meta>
</office:document-meta>
</file>